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A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ENXURRA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POLUIÇÃO</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DESLIZAM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ERUPÇÃ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ESTRUTURA</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EXPLOSÃO</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GRANIZO</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GEADA</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DEPRESSAO</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INCÊNDIO;QUEIMADAS DESCONTROLADA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CHEIAS;INUNDAÇÃO</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LIQUEFACÇÃO</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CHUVA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MARÉ ALTA</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NÉVOA</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 ONDA CALOR</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PÂ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PESTE</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SEC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RREMOTO</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ROVOADA;DESCARGA ELECTRICA</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VENDAVAL;TEMPESTADE</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OUTRO</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8">10/18/2010</text:date>, <text:time>06:50: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18T06:50:03</dc:date>
    <meta:editing-cycles>89</meta:editing-cycles>
    <meta:editing-duration>PT13H34M50S</meta:editing-duration>
    <meta:document-statistic meta:table-count="1" meta:cell-count="481" meta:object-count="0"/>
    <meta:user-defined meta:name="Info 1"/>
    <meta:user-defined meta:name="Info 2"/>
    <meta:user-defined meta:name="Info 3"/>
    <meta:user-defined meta:name="Info 4"/>
  </office:meta>
</office:document-meta>
</file>